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wthic" svg:font-family="'Century gowthic'"/>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gowthic"/>
    </style:style>
    <style:style style:name="P2" style:family="paragraph" style:parent-style-name="Standard">
      <style:text-properties style:font-name="Century gowthic" fo:font-size="14pt" officeooo:rsid="000fef8b" officeooo:paragraph-rsid="000fef8b" style:font-size-asian="12.25pt" style:font-size-complex="14pt"/>
    </style:style>
    <style:style style:name="P3" style:family="paragraph" style:parent-style-name="Standard">
      <style:text-properties style:font-name="Century gowthic" officeooo:paragraph-rsid="000fef8b"/>
    </style:style>
    <style:style style:name="P4" style:family="paragraph" style:parent-style-name="Standard">
      <style:text-properties style:font-name="Century gowthic" fo:font-size="12pt" fo:font-weight="bold" officeooo:rsid="000fef8b" officeooo:paragraph-rsid="000fef8b" style:font-size-asian="12pt" style:font-weight-asian="bold" style:font-size-complex="12pt" style:font-weight-complex="bold"/>
    </style:style>
    <style:style style:name="P5" style:family="paragraph" style:parent-style-name="Standard">
      <style:text-properties style:font-name="Century gowthic" fo:font-size="12pt" fo:font-weight="bold" officeooo:rsid="001c2f5a" officeooo:paragraph-rsid="001c2f5a" style:font-size-asian="12pt" style:font-weight-asian="bold" style:font-size-complex="12pt" style:font-weight-complex="bold"/>
    </style:style>
    <style:style style:name="P6" style:family="paragraph" style:parent-style-name="Standard">
      <style:text-properties style:font-name="Century gowthic" fo:font-size="12pt" fo:font-weight="bold" officeooo:rsid="0021df82" officeooo:paragraph-rsid="0021df82" style:font-size-asian="12pt" style:font-weight-asian="bold" style:font-size-complex="12pt" style:font-weight-complex="bold"/>
    </style:style>
    <style:style style:name="P7" style:family="paragraph" style:parent-style-name="Standard">
      <style:text-properties style:font-name="Century gowthic" fo:font-size="12pt" fo:font-weight="bold" officeooo:rsid="00233510" officeooo:paragraph-rsid="00233510" style:font-size-asian="12pt" style:font-weight-asian="bold" style:font-size-complex="12pt" style:font-weight-complex="bold"/>
    </style:style>
    <style:style style:name="P8" style:family="paragraph" style:parent-style-name="Standard">
      <style:text-properties style:font-name="Century gowthic" fo:font-size="12pt" fo:font-weight="bold" officeooo:rsid="00244ce5" officeooo:paragraph-rsid="00244ce5" style:font-size-asian="12pt" style:font-weight-asian="bold" style:font-size-complex="12pt" style:font-weight-complex="bold"/>
    </style:style>
    <style:style style:name="P9" style:family="paragraph" style:parent-style-name="Standard">
      <style:text-properties style:font-name="Century gowthic" fo:font-size="12pt" fo:font-weight="bold" officeooo:rsid="00244ce5" officeooo:paragraph-rsid="00244ce5" style:font-size-asian="10.5pt" style:font-weight-asian="bold" style:font-size-complex="12pt" style:font-weight-complex="bold"/>
    </style:style>
    <style:style style:name="P10" style:family="paragraph" style:parent-style-name="Standard">
      <style:text-properties style:font-name="Century gowthic" fo:font-size="12pt" fo:font-weight="normal" officeooo:rsid="0017d1f0" officeooo:paragraph-rsid="0017d1f0" style:font-size-asian="12pt" style:font-weight-asian="normal" style:font-size-complex="12pt" style:font-weight-complex="normal"/>
    </style:style>
    <style:style style:name="P11" style:family="paragraph" style:parent-style-name="Standard">
      <style:text-properties style:font-name="Century gowthic" fo:font-size="12pt" fo:font-weight="normal" officeooo:rsid="00233510" officeooo:paragraph-rsid="00233510" style:font-size-asian="12pt" style:font-weight-asian="normal" style:font-size-complex="12pt" style:font-weight-complex="normal"/>
    </style:style>
    <style:style style:name="P12" style:family="paragraph" style:parent-style-name="Standard">
      <style:text-properties style:font-name="Century gowthic" fo:font-weight="bold" officeooo:rsid="00148af8" officeooo:paragraph-rsid="00148af8" style:font-weight-asian="bold" style:font-weight-complex="bold"/>
    </style:style>
    <style:style style:name="P13" style:family="paragraph" style:parent-style-name="Standard">
      <style:text-properties style:font-name="Century gowthic" officeooo:rsid="00148af8" officeooo:paragraph-rsid="00148af8"/>
    </style:style>
    <style:style style:name="P14" style:family="paragraph" style:parent-style-name="Standard">
      <style:text-properties style:font-name="Century gowthic" fo:font-size="10.5pt" fo:font-weight="bold" officeooo:rsid="00212ebe" officeooo:paragraph-rsid="00212ebe" style:font-size-asian="9.14999961853027pt" style:font-weight-asian="bold" style:font-size-complex="10.5pt" style:font-weight-complex="bold"/>
    </style:style>
    <style:style style:name="P15" style:family="paragraph" style:parent-style-name="Standard">
      <style:text-properties style:font-name="Century gowthic" fo:font-size="10.5pt" fo:font-weight="bold" officeooo:rsid="0024a4ae" officeooo:paragraph-rsid="0024a4ae" style:font-size-asian="9.14999961853027pt" style:font-weight-asian="bold" style:font-size-complex="10.5pt" style:font-weight-complex="bold"/>
    </style:style>
    <style:style style:name="P16" style:family="paragraph" style:parent-style-name="Standard">
      <style:text-properties style:font-name="Century gowthic" fo:font-size="10.5pt" fo:font-weight="normal" officeooo:rsid="001a4e51" officeooo:paragraph-rsid="001a4e51" style:font-size-asian="9.14999961853027pt" style:font-weight-asian="normal" style:font-size-complex="10.5pt" style:font-weight-complex="normal"/>
    </style:style>
    <style:style style:name="P17" style:family="paragraph" style:parent-style-name="Standard">
      <style:text-properties style:font-name="Century gowthic" fo:font-size="10.5pt" fo:font-weight="normal" officeooo:rsid="00212ebe" officeooo:paragraph-rsid="00212ebe" style:font-size-asian="9.14999961853027pt" style:font-weight-asian="normal" style:font-size-complex="10.5pt" style:font-weight-complex="normal"/>
    </style:style>
    <style:style style:name="P18" style:family="paragraph" style:parent-style-name="Standard">
      <style:text-properties style:font-name="Century gowthic" fo:font-size="10.5pt" fo:font-weight="normal" officeooo:rsid="00233510" officeooo:paragraph-rsid="00233510" style:font-size-asian="9.14999961853027pt" style:font-weight-asian="normal" style:font-size-complex="10.5pt" style:font-weight-complex="normal"/>
    </style:style>
    <style:style style:name="P19" style:family="paragraph" style:parent-style-name="Standard">
      <style:text-properties style:font-name="Century gowthic" fo:font-size="10.5pt" fo:font-weight="normal" officeooo:rsid="0020a350" officeooo:paragraph-rsid="0020a350" style:font-size-asian="10.5pt" style:font-weight-asian="normal" style:font-size-complex="10.5pt" style:font-weight-complex="normal"/>
    </style:style>
    <style:style style:name="P20" style:family="paragraph" style:parent-style-name="Standard">
      <style:text-properties style:font-name="Century gowthic" fo:font-size="10.5pt" fo:font-weight="normal" officeooo:rsid="002b1fef" officeooo:paragraph-rsid="002b1fef" style:font-size-asian="10.5pt" style:font-weight-asian="normal" style:font-size-complex="10.5pt" style:font-weight-complex="normal"/>
    </style:style>
    <style:style style:name="P21" style:family="paragraph" style:parent-style-name="Standard">
      <style:text-properties style:font-name="Century gowthic" fo:font-size="10.5pt" fo:font-weight="normal" officeooo:rsid="0028fdae" officeooo:paragraph-rsid="0028fdae" style:font-size-asian="10.5pt" style:font-weight-asian="normal" style:font-size-complex="10.5pt" style:font-weight-complex="normal"/>
    </style:style>
    <style:style style:name="P22" style:family="paragraph" style:parent-style-name="Standard">
      <style:text-properties officeooo:paragraph-rsid="000fef8b"/>
    </style:style>
    <style:style style:name="P23" style:family="paragraph" style:parent-style-name="Standard">
      <style:text-properties officeooo:rsid="000fef8b" officeooo:paragraph-rsid="000fef8b"/>
    </style:style>
    <style:style style:name="P24" style:family="paragraph" style:parent-style-name="Standard">
      <style:text-properties fo:font-size="12pt" fo:font-weight="bold" officeooo:rsid="00115964" officeooo:paragraph-rsid="00115964" style:font-size-asian="12pt" style:font-weight-asian="bold" style:font-size-complex="12pt" style:font-weight-complex="bold"/>
    </style:style>
    <style:style style:name="P25" style:family="paragraph" style:parent-style-name="Standard">
      <style:text-properties fo:font-size="12pt" fo:font-weight="bold" officeooo:rsid="00161c1c" officeooo:paragraph-rsid="00161c1c" style:font-size-asian="12pt" style:font-weight-asian="bold" style:font-size-complex="12pt" style:font-weight-complex="bold"/>
    </style:style>
    <style:style style:name="P26" style:family="paragraph" style:parent-style-name="Standard">
      <style:text-properties fo:font-size="12pt" fo:font-weight="normal" officeooo:rsid="0017d1f0" officeooo:paragraph-rsid="0017d1f0" style:font-size-asian="12pt" style:font-weight-asian="normal" style:font-size-complex="12pt" style:font-weight-complex="normal"/>
    </style:style>
    <style:style style:name="P27" style:family="paragraph" style:parent-style-name="Standard">
      <style:text-properties fo:font-weight="bold" officeooo:rsid="001337af" officeooo:paragraph-rsid="001337af" style:font-weight-asian="bold" style:font-weight-complex="bold"/>
    </style:style>
    <style:style style:name="P28" style:family="paragraph" style:parent-style-name="Standard">
      <style:text-properties fo:font-variant="normal" fo:text-transform="none" fo:color="#252525" style:font-name="Century gowthic" fo:font-size="10.5pt" fo:letter-spacing="normal" fo:font-style="normal" fo:font-weight="normal" officeooo:rsid="0014beab" officeooo:paragraph-rsid="00148af8" style:font-size-asian="9.14999961853027pt" style:font-weight-asian="normal" style:font-size-complex="10.5pt" style:font-weight-complex="normal"/>
    </style:style>
    <style:style style:name="P29" style:family="paragraph" style:parent-style-name="Standard">
      <style:text-properties fo:font-variant="normal" fo:text-transform="none" fo:color="#252525" style:font-name="Century gowthic" fo:font-size="10.5pt" fo:letter-spacing="normal" fo:font-style="normal" fo:font-weight="normal" officeooo:rsid="00198b2b" officeooo:paragraph-rsid="00198b2b" style:font-size-asian="9.14999961853027pt" style:font-weight-asian="normal" style:font-size-complex="10.5pt" style:font-weight-complex="normal"/>
    </style:style>
    <style:style style:name="P30" style:family="paragraph" style:parent-style-name="Standard">
      <style:text-properties fo:font-variant="normal" fo:text-transform="none" fo:color="#252525" style:font-name="Century gowthic" fo:font-size="10.5pt" fo:letter-spacing="normal" fo:font-style="normal" fo:font-weight="normal" officeooo:rsid="002af5b1" officeooo:paragraph-rsid="002af5b1" style:font-size-asian="9.14999961853027pt" style:font-weight-asian="normal" style:font-size-complex="10.5pt" style:font-weight-complex="normal"/>
    </style:style>
    <style:style style:name="P31" style:family="paragraph" style:parent-style-name="Standard">
      <style:text-properties fo:font-variant="normal" fo:text-transform="none" fo:color="#252525" style:font-name="Century gowthic" fo:font-size="10.5pt" fo:letter-spacing="normal" fo:font-style="normal" fo:font-weight="normal" officeooo:rsid="002eb7c6" officeooo:paragraph-rsid="002eb7c6" style:font-size-asian="10.5pt" style:font-weight-asian="normal" style:font-size-complex="10.5pt" style:font-weight-complex="normal"/>
    </style:style>
    <style:style style:name="P32" style:family="paragraph" style:parent-style-name="Standard">
      <style:text-properties fo:font-variant="normal" fo:text-transform="none" fo:color="#252525" style:font-name="Century gowthic" fo:font-size="12pt" fo:letter-spacing="normal" fo:font-style="normal" fo:font-weight="bold" officeooo:rsid="000fef8b" officeooo:paragraph-rsid="000fef8b" style:font-size-asian="12pt" style:font-weight-asian="bold" style:font-size-complex="12pt" style:font-weight-complex="bold"/>
    </style:style>
    <style:style style:name="P33" style:family="paragraph" style:parent-style-name="Standard">
      <style:text-properties fo:font-variant="normal" fo:text-transform="none" fo:color="#252525" style:font-name="Century gowthic" fo:font-size="12pt" fo:letter-spacing="normal" fo:font-style="normal" fo:font-weight="bold" officeooo:rsid="00115964" officeooo:paragraph-rsid="00115964" style:font-size-asian="12pt" style:font-weight-asian="bold" style:font-size-complex="12pt" style:font-weight-complex="bold"/>
    </style:style>
    <style:style style:name="P34" style:family="paragraph" style:parent-style-name="Standard">
      <style:text-properties fo:font-variant="normal" fo:text-transform="none" fo:color="#252525" style:font-name="Century gowthic" fo:font-size="12pt" fo:letter-spacing="normal" fo:font-style="normal" fo:font-weight="bold" officeooo:rsid="00161c1c" officeooo:paragraph-rsid="00161c1c" style:font-size-asian="12pt" style:font-weight-asian="bold" style:font-size-complex="12pt" style:font-weight-complex="bold"/>
    </style:style>
    <style:style style:name="P35" style:family="paragraph" style:parent-style-name="Standard">
      <style:text-properties fo:font-variant="normal" fo:text-transform="none" fo:color="#252525" style:font-name="Century gowthic" fo:font-size="12pt" fo:letter-spacing="normal" fo:font-style="normal" fo:font-weight="bold" officeooo:rsid="00212ebe" officeooo:paragraph-rsid="00212ebe" style:font-size-asian="12pt" style:font-weight-asian="bold" style:font-size-complex="12pt" style:font-weight-complex="bold"/>
    </style:style>
    <style:style style:name="P36" style:family="paragraph" style:parent-style-name="Standard">
      <style:text-properties fo:font-variant="normal" fo:text-transform="none" fo:color="#252525" style:font-name="Century gowthic" fo:font-size="12pt" fo:letter-spacing="normal" fo:font-style="normal" fo:font-weight="bold" officeooo:rsid="0021df82" officeooo:paragraph-rsid="0021df82" style:font-size-asian="12pt" style:font-weight-asian="bold" style:font-size-complex="12pt" style:font-weight-complex="bold"/>
    </style:style>
    <style:style style:name="P37" style:family="paragraph" style:parent-style-name="Standard">
      <style:text-properties fo:font-variant="normal" fo:text-transform="none" fo:color="#252525" style:font-name="Century gowthic" fo:font-size="12pt" fo:letter-spacing="normal" fo:font-style="normal" fo:font-weight="bold" officeooo:rsid="00233510" officeooo:paragraph-rsid="00233510" style:font-size-asian="12pt" style:font-weight-asian="bold" style:font-size-complex="12pt" style:font-weight-complex="bold"/>
    </style:style>
    <style:style style:name="P38" style:family="paragraph" style:parent-style-name="Standard">
      <style:text-properties fo:font-variant="normal" fo:text-transform="none" fo:color="#252525" style:font-name="Century gowthic" fo:font-size="12pt" fo:letter-spacing="normal" fo:font-style="normal" fo:font-weight="bold" officeooo:rsid="0024a4ae" officeooo:paragraph-rsid="0024a4ae" style:font-size-asian="12pt" style:font-weight-asian="bold" style:font-size-complex="12pt" style:font-weight-complex="bold"/>
    </style:style>
    <style:style style:name="P39" style:family="paragraph" style:parent-style-name="Standard">
      <style:text-properties fo:font-variant="normal" fo:text-transform="none" fo:color="#252525" style:font-name="Century gowthic" fo:font-size="12pt" fo:letter-spacing="normal" fo:font-style="normal" fo:font-weight="bold" officeooo:rsid="002efed1" officeooo:paragraph-rsid="002efed1" style:font-size-asian="12pt" style:font-weight-asian="bold" style:font-size-complex="12pt" style:font-weight-complex="bold"/>
    </style:style>
    <style:style style:name="P40" style:family="paragraph" style:parent-style-name="Standard">
      <style:text-properties fo:font-variant="normal" fo:text-transform="none" fo:color="#252525" style:font-name="Century gowthic" fo:font-size="12pt" fo:letter-spacing="normal" fo:font-style="normal" fo:font-weight="bold" officeooo:rsid="00198b2b" officeooo:paragraph-rsid="00198b2b" style:font-size-asian="10.5pt" style:font-weight-asian="bold" style:font-size-complex="12pt" style:font-weight-complex="bold"/>
    </style:style>
    <style:style style:name="P41" style:family="paragraph" style:parent-style-name="Standard">
      <style:text-properties fo:font-variant="normal" fo:text-transform="none" fo:color="#252525" style:font-name="Century gowthic" fo:font-size="12pt" fo:letter-spacing="normal" fo:font-style="normal" fo:font-weight="bold" officeooo:rsid="00244ce5" officeooo:paragraph-rsid="00244ce5" style:font-size-asian="10.5pt" style:font-weight-asian="bold" style:font-size-complex="12pt" style:font-weight-complex="bold"/>
    </style:style>
    <style:style style:name="P42" style:family="paragraph" style:parent-style-name="Standard" style:list-style-name="L1">
      <style:text-properties style:font-name="Century gowthic" fo:font-size="10.5pt" officeooo:paragraph-rsid="000fef8b" style:font-size-asian="10.5pt" style:font-size-complex="10.5pt"/>
    </style:style>
    <style:style style:name="P43" style:family="paragraph" style:parent-style-name="Standard" style:list-style-name="L7">
      <style:text-properties style:font-name="Century gowthic" fo:font-size="10.5pt" fo:font-weight="bold" officeooo:rsid="001a4e51" officeooo:paragraph-rsid="001a4e51" style:font-size-asian="9.14999961853027pt" style:font-weight-asian="bold" style:font-size-complex="10.5pt" style:font-weight-complex="bold"/>
    </style:style>
    <style:style style:name="P44" style:family="paragraph" style:parent-style-name="Standard" style:list-style-name="L10">
      <style:text-properties style:font-name="Century gowthic" fo:font-size="10.5pt" fo:font-weight="bold" officeooo:rsid="00212ebe" officeooo:paragraph-rsid="00212ebe" style:font-size-asian="9.14999961853027pt" style:font-weight-asian="bold" style:font-size-complex="10.5pt" style:font-weight-complex="bold"/>
    </style:style>
    <style:style style:name="P45" style:family="paragraph" style:parent-style-name="Standard" style:list-style-name="L15">
      <style:text-properties style:font-name="Century gowthic" fo:font-size="10.5pt" fo:font-weight="bold" officeooo:rsid="00244ce5" officeooo:paragraph-rsid="00244ce5" style:font-size-asian="9.14999961853027pt" style:font-weight-asian="bold" style:font-size-complex="10.5pt" style:font-weight-complex="bold"/>
    </style:style>
    <style:style style:name="P46" style:family="paragraph" style:parent-style-name="Standard" style:list-style-name="L17">
      <style:text-properties style:font-name="Century gowthic" fo:font-size="10.5pt" fo:font-weight="bold" officeooo:rsid="0024a4ae" officeooo:paragraph-rsid="0024a4ae" style:font-size-asian="9.14999961853027pt" style:font-weight-asian="bold" style:font-size-complex="10.5pt" style:font-weight-complex="bold"/>
    </style:style>
    <style:style style:name="P47" style:family="paragraph" style:parent-style-name="Standard" style:list-style-name="L18">
      <style:text-properties style:font-name="Century gowthic" fo:font-size="10.5pt" fo:font-weight="bold" officeooo:rsid="0024a4ae" officeooo:paragraph-rsid="0029a879" style:font-size-asian="9.14999961853027pt" style:font-weight-asian="bold" style:font-size-complex="10.5pt" style:font-weight-complex="bold"/>
    </style:style>
    <style:style style:name="P48" style:family="paragraph" style:parent-style-name="Standard" style:list-style-name="L7">
      <style:text-properties style:font-name="Century gowthic" fo:font-size="10.5pt" fo:font-weight="normal" officeooo:rsid="001a4e51" officeooo:paragraph-rsid="001a4e51" style:font-size-asian="9.14999961853027pt" style:font-weight-asian="normal" style:font-size-complex="10.5pt" style:font-weight-complex="normal"/>
    </style:style>
    <style:style style:name="P49" style:family="paragraph" style:parent-style-name="Standard" style:list-style-name="L11">
      <style:text-properties style:font-name="Century gowthic" fo:font-size="10.5pt" fo:font-weight="normal" officeooo:rsid="0021df82" officeooo:paragraph-rsid="0021df82" style:font-size-asian="9.14999961853027pt" style:font-weight-asian="normal" style:font-size-complex="10.5pt" style:font-weight-complex="normal"/>
    </style:style>
    <style:style style:name="P50" style:family="paragraph" style:parent-style-name="Standard" style:list-style-name="L13">
      <style:text-properties style:font-name="Century gowthic" fo:font-size="10.5pt" fo:font-weight="normal" officeooo:rsid="00233510" officeooo:paragraph-rsid="00233510" style:font-size-asian="9.14999961853027pt" style:font-weight-asian="normal" style:font-size-complex="10.5pt" style:font-weight-complex="normal"/>
    </style:style>
    <style:style style:name="P51" style:family="paragraph" style:parent-style-name="Standard" style:list-style-name="L15">
      <style:text-properties style:font-name="Century gowthic" fo:font-size="10.5pt" fo:font-weight="normal" officeooo:rsid="00244ce5" officeooo:paragraph-rsid="00244ce5" style:font-size-asian="9.14999961853027pt" style:font-weight-asian="normal" style:font-size-complex="10.5pt" style:font-weight-complex="normal"/>
    </style:style>
    <style:style style:name="P52" style:family="paragraph" style:parent-style-name="Standard" style:list-style-name="L16">
      <style:text-properties style:font-name="Century gowthic" fo:font-size="10.5pt" fo:font-weight="normal" officeooo:rsid="00244ce5" officeooo:paragraph-rsid="00244ce5" style:font-size-asian="9.14999961853027pt" style:font-weight-asian="normal" style:font-size-complex="10.5pt" style:font-weight-complex="normal"/>
    </style:style>
    <style:style style:name="P53" style:family="paragraph" style:parent-style-name="Standard" style:list-style-name="L18">
      <style:text-properties style:font-name="Century gowthic" fo:font-size="10.5pt" fo:font-weight="normal" officeooo:rsid="0024a4ae" officeooo:paragraph-rsid="0024a4ae" style:font-size-asian="9.14999961853027pt" style:font-weight-asian="normal" style:font-size-complex="10.5pt" style:font-weight-complex="normal"/>
    </style:style>
    <style:style style:name="P54" style:family="paragraph" style:parent-style-name="Standard" style:list-style-name="L8">
      <style:text-properties style:font-name="Century gowthic" fo:font-size="10.5pt" fo:font-weight="normal" officeooo:rsid="001cd16a" officeooo:paragraph-rsid="001cd16a" style:font-size-asian="10.5pt" style:font-weight-asian="normal" style:font-size-complex="10.5pt" style:font-weight-complex="normal"/>
    </style:style>
    <style:style style:name="P55" style:family="paragraph" style:parent-style-name="Standard" style:list-style-name="L8">
      <style:text-properties style:font-name="Century gowthic" fo:font-size="10.5pt" fo:font-weight="normal" officeooo:rsid="001fec11" officeooo:paragraph-rsid="001fec11" style:font-size-asian="10.5pt" style:font-weight-asian="normal" style:font-size-complex="10.5pt" style:font-weight-complex="normal"/>
    </style:style>
    <style:style style:name="P56" style:family="paragraph" style:parent-style-name="Standard" style:list-style-name="L8">
      <style:text-properties style:font-name="Century gowthic" fo:font-size="10.5pt" fo:font-weight="normal" officeooo:rsid="0020a350" officeooo:paragraph-rsid="0020a350" style:font-size-asian="10.5pt" style:font-weight-asian="normal" style:font-size-complex="10.5pt" style:font-weight-complex="normal"/>
    </style:style>
    <style:style style:name="P57" style:family="paragraph" style:parent-style-name="Standard" style:list-style-name="L18">
      <style:text-properties style:font-name="Century gowthic" fo:font-size="10.5pt" fo:font-weight="normal" officeooo:rsid="0027e77b" officeooo:paragraph-rsid="0027e77b" style:font-size-asian="10.5pt" style:font-weight-asian="normal" style:font-size-complex="10.5pt" style:font-weight-complex="normal"/>
    </style:style>
    <style:style style:name="P58" style:family="paragraph" style:parent-style-name="Standard" style:list-style-name="L18">
      <style:text-properties style:font-name="Century gowthic" fo:font-size="10.5pt" fo:font-weight="normal" officeooo:rsid="0028fdae" officeooo:paragraph-rsid="0028fdae" style:font-size-asian="10.5pt" style:font-weight-asian="normal" style:font-size-complex="10.5pt" style:font-weight-complex="normal"/>
    </style:style>
    <style:style style:name="P59" style:family="paragraph" style:parent-style-name="Standard" style:list-style-name="L8">
      <style:text-properties style:font-name="Century gowthic" fo:font-size="10.5pt" fo:font-weight="normal" officeooo:rsid="0036b6db" officeooo:paragraph-rsid="0036b6db" style:font-size-asian="10.5pt" style:font-weight-asian="normal" style:font-size-complex="10.5pt" style:font-weight-complex="normal"/>
    </style:style>
    <style:style style:name="P60" style:family="paragraph" style:parent-style-name="Standard" style:list-style-name="L5">
      <style:text-properties style:font-name="Century gowthic" fo:font-weight="bold" officeooo:rsid="00148af8" officeooo:paragraph-rsid="00148af8" style:font-weight-asian="bold" style:font-weight-complex="bold"/>
    </style:style>
    <style:style style:name="P61" style:family="paragraph" style:parent-style-name="Standard" style:list-style-name="L1">
      <style:text-properties fo:font-variant="normal" fo:text-transform="none" fo:color="#252525" style:font-name="Century gowthic" fo:font-size="10.5pt" fo:letter-spacing="normal" fo:font-style="normal" fo:font-weight="normal" officeooo:paragraph-rsid="000fef8b"/>
    </style:style>
    <style:style style:name="P62" style:family="paragraph" style:parent-style-name="Standard" style:list-style-name="L2">
      <style:text-properties fo:font-variant="normal" fo:text-transform="none" fo:color="#252525" style:font-name="Century gowthic" fo:font-size="10.5pt" fo:letter-spacing="normal" fo:font-style="normal" fo:font-weight="normal" officeooo:rsid="000fef8b" officeooo:paragraph-rsid="000fef8b" style:font-size-asian="10.5pt" style:font-weight-asian="normal" style:font-size-complex="10.5pt" style:font-weight-complex="normal"/>
    </style:style>
    <style:style style:name="P63" style:family="paragraph" style:parent-style-name="Standard" style:list-style-name="L6">
      <style:text-properties fo:font-variant="normal" fo:text-transform="none" fo:color="#252525" style:font-name="Century gowthic" fo:font-size="10.5pt" fo:letter-spacing="normal" fo:font-style="normal" fo:font-weight="normal" officeooo:rsid="00161c1c" officeooo:paragraph-rsid="00161c1c" style:font-size-asian="10.5pt" style:font-weight-asian="normal" style:font-size-complex="10.5pt" style:font-weight-complex="normal"/>
    </style:style>
    <style:style style:name="P64" style:family="paragraph" style:parent-style-name="Standard" style:list-style-name="L6">
      <style:text-properties fo:font-variant="normal" fo:text-transform="none" fo:color="#252525" style:font-name="Century gowthic" fo:font-size="10.5pt" fo:letter-spacing="normal" fo:font-style="normal" fo:font-weight="normal" officeooo:rsid="0017d1f0" officeooo:paragraph-rsid="0017d1f0" style:font-size-asian="10.5pt" style:font-weight-asian="normal" style:font-size-complex="10.5pt" style:font-weight-complex="normal"/>
    </style:style>
    <style:style style:name="P65" style:family="paragraph" style:parent-style-name="Standard" style:list-style-name="L8">
      <style:text-properties fo:font-variant="normal" fo:text-transform="none" fo:color="#252525" style:font-name="Century gowthic" fo:font-size="10.5pt" fo:letter-spacing="normal" fo:font-style="normal" fo:font-weight="normal" officeooo:rsid="001e3df3" officeooo:paragraph-rsid="001cd16a" style:font-size-asian="10.5pt" style:font-weight-asian="normal" style:font-size-complex="10.5pt" style:font-weight-complex="normal"/>
    </style:style>
    <style:style style:name="P66" style:family="paragraph" style:parent-style-name="Standard" style:list-style-name="L8">
      <style:text-properties fo:font-variant="normal" fo:text-transform="none" fo:color="#252525" style:font-name="Century gowthic" fo:font-size="10.5pt" fo:letter-spacing="normal" fo:font-style="normal" fo:font-weight="normal" officeooo:rsid="001fec11" officeooo:paragraph-rsid="001fec11" style:font-size-asian="10.5pt" style:font-weight-asian="normal" style:font-size-complex="10.5pt" style:font-weight-complex="normal"/>
    </style:style>
    <style:style style:name="P67" style:family="paragraph" style:parent-style-name="Standard" style:list-style-name="L8">
      <style:text-properties fo:font-variant="normal" fo:text-transform="none" fo:color="#252525" style:font-name="Century gowthic" fo:font-size="10.5pt" fo:letter-spacing="normal" fo:font-style="normal" fo:font-weight="normal" officeooo:rsid="00212ebe" officeooo:paragraph-rsid="0020a350" style:font-size-asian="10.5pt" style:font-weight-asian="normal" style:font-size-complex="10.5pt" style:font-weight-complex="normal"/>
    </style:style>
    <style:style style:name="P68" style:family="paragraph" style:parent-style-name="Standard" style:list-style-name="L14">
      <style:text-properties fo:font-variant="normal" fo:text-transform="none" fo:color="#252525" style:font-name="Century gowthic" fo:font-size="10.5pt" fo:letter-spacing="normal" fo:font-style="normal" fo:font-weight="normal" officeooo:rsid="00233510" officeooo:paragraph-rsid="00233510" style:font-size-asian="10.5pt" style:font-weight-asian="normal" style:font-size-complex="10.5pt" style:font-weight-complex="normal"/>
    </style:style>
    <style:style style:name="P69" style:family="paragraph" style:parent-style-name="Standard" style:list-style-name="L18">
      <style:text-properties fo:font-variant="normal" fo:text-transform="none" fo:color="#252525" style:font-name="Century gowthic" fo:font-size="10.5pt" fo:letter-spacing="normal" fo:font-style="normal" fo:font-weight="normal" officeooo:rsid="0026017d" officeooo:paragraph-rsid="0024a4ae" style:font-size-asian="10.5pt" style:font-weight-asian="normal" style:font-size-complex="10.5pt" style:font-weight-complex="normal"/>
    </style:style>
    <style:style style:name="P70" style:family="paragraph" style:parent-style-name="Standard" style:list-style-name="L18">
      <style:text-properties fo:font-variant="normal" fo:text-transform="none" fo:color="#252525" style:font-name="Century gowthic" fo:font-size="10.5pt" fo:letter-spacing="normal" fo:font-style="normal" fo:font-weight="normal" officeooo:rsid="0028fdae" officeooo:paragraph-rsid="0027e77b" style:font-size-asian="10.5pt" style:font-weight-asian="normal" style:font-size-complex="10.5pt" style:font-weight-complex="normal"/>
    </style:style>
    <style:style style:name="P71" style:family="paragraph" style:parent-style-name="Standard" style:list-style-name="L18">
      <style:text-properties fo:font-variant="normal" fo:text-transform="none" fo:color="#252525" style:font-name="Century gowthic" fo:font-size="10.5pt" fo:letter-spacing="normal" fo:font-style="normal" fo:font-weight="normal" officeooo:rsid="0028fdae" officeooo:paragraph-rsid="0028fdae" style:font-size-asian="10.5pt" style:font-weight-asian="normal" style:font-size-complex="10.5pt" style:font-weight-complex="normal"/>
    </style:style>
    <style:style style:name="P72" style:family="paragraph" style:parent-style-name="Standard" style:list-style-name="L18">
      <style:text-properties fo:font-variant="normal" fo:text-transform="none" fo:color="#252525" style:font-name="Century gowthic" fo:font-size="10.5pt" fo:letter-spacing="normal" fo:font-style="normal" fo:font-weight="normal" officeooo:rsid="002af5b1" officeooo:paragraph-rsid="002af5b1" style:font-size-asian="10.5pt" style:font-weight-asian="normal" style:font-size-complex="10.5pt" style:font-weight-complex="normal"/>
    </style:style>
    <style:style style:name="P73" style:family="paragraph" style:parent-style-name="Standard" style:list-style-name="L18">
      <style:text-properties fo:font-variant="normal" fo:text-transform="none" fo:color="#252525" style:font-name="Century gowthic" fo:font-size="10.5pt" fo:letter-spacing="normal" fo:font-style="normal" fo:font-weight="normal" officeooo:rsid="002b1fef" officeooo:paragraph-rsid="002b1fef" style:font-size-asian="10.5pt" style:font-weight-asian="normal" style:font-size-complex="10.5pt" style:font-weight-complex="normal"/>
    </style:style>
    <style:style style:name="P74" style:family="paragraph" style:parent-style-name="Standard" style:list-style-name="L18">
      <style:text-properties fo:font-variant="normal" fo:text-transform="none" fo:color="#252525" style:font-name="Century gowthic" fo:font-size="10.5pt" fo:letter-spacing="normal" fo:font-style="normal" fo:font-weight="normal" officeooo:rsid="002bd4e7" officeooo:paragraph-rsid="002bd4e7" style:font-size-asian="10.5pt" style:font-weight-asian="normal" style:font-size-complex="10.5pt" style:font-weight-complex="normal"/>
    </style:style>
    <style:style style:name="P75" style:family="paragraph" style:parent-style-name="Standard" style:list-style-name="L18">
      <style:text-properties fo:font-variant="normal" fo:text-transform="none" fo:color="#252525" style:font-name="Century gowthic" fo:font-size="10.5pt" fo:letter-spacing="normal" fo:font-style="normal" fo:font-weight="normal" officeooo:rsid="002eb7c6" officeooo:paragraph-rsid="002eb7c6" style:font-size-asian="10.5pt" style:font-weight-asian="normal" style:font-size-complex="10.5pt" style:font-weight-complex="normal"/>
    </style:style>
    <style:style style:name="P76" style:family="paragraph" style:parent-style-name="Standard" style:list-style-name="L3">
      <style:text-properties fo:font-variant="normal" fo:text-transform="none" fo:color="#252525" style:font-name="Century gowthic" fo:font-size="10.5pt" fo:letter-spacing="normal" fo:font-style="normal" fo:font-weight="normal" officeooo:rsid="00115964" officeooo:paragraph-rsid="00115964" style:font-size-asian="9.14999961853027pt" style:font-weight-asian="normal" style:font-size-complex="10.5pt" style:font-weight-complex="normal"/>
    </style:style>
    <style:style style:name="P77" style:family="paragraph" style:parent-style-name="Standard" style:list-style-name="L5">
      <style:text-properties fo:font-variant="normal" fo:text-transform="none" fo:color="#252525" style:font-name="Century gowthic" fo:font-size="10.5pt" fo:letter-spacing="normal" fo:font-style="normal" fo:font-weight="normal" officeooo:rsid="00148af8" officeooo:paragraph-rsid="00148af8" style:font-size-asian="9.14999961853027pt" style:font-weight-asian="normal" style:font-size-complex="10.5pt" style:font-weight-complex="normal"/>
    </style:style>
    <style:style style:name="P78" style:family="paragraph" style:parent-style-name="Standard" style:list-style-name="L9">
      <style:text-properties fo:font-variant="normal" fo:text-transform="none" fo:color="#252525" style:font-name="Century gowthic" fo:font-size="10.5pt" fo:letter-spacing="normal" fo:font-style="normal" fo:font-weight="normal" officeooo:rsid="00212ebe" officeooo:paragraph-rsid="00212ebe" style:font-size-asian="9.14999961853027pt" style:font-weight-asian="normal" style:font-size-complex="10.5pt" style:font-weight-complex="normal"/>
    </style:style>
    <style:style style:name="P79" style:family="paragraph" style:parent-style-name="Standard" style:list-style-name="L10">
      <style:text-properties fo:font-variant="normal" fo:text-transform="none" fo:color="#252525" style:font-name="Century gowthic" fo:font-size="10.5pt" fo:letter-spacing="normal" fo:font-style="normal" fo:font-weight="normal" officeooo:rsid="00212ebe" officeooo:paragraph-rsid="00212ebe" style:font-size-asian="9.14999961853027pt" style:font-weight-asian="normal" style:font-size-complex="10.5pt" style:font-weight-complex="normal"/>
    </style:style>
    <style:style style:name="P80" style:family="paragraph" style:parent-style-name="Standard" style:list-style-name="L11">
      <style:text-properties fo:font-variant="normal" fo:text-transform="none" fo:color="#252525" style:font-name="Century gowthic" fo:font-size="10.5pt" fo:letter-spacing="normal" fo:font-style="normal" fo:font-weight="normal" officeooo:rsid="00233510" officeooo:paragraph-rsid="00233510" style:font-size-asian="9.14999961853027pt" style:font-weight-asian="normal" style:font-size-complex="10.5pt" style:font-weight-complex="normal"/>
    </style:style>
    <style:style style:name="P81" style:family="paragraph" style:parent-style-name="Standard" style:list-style-name="L12">
      <style:text-properties fo:font-variant="normal" fo:text-transform="none" fo:color="#252525" style:font-name="Century gowthic" fo:font-size="10.5pt" fo:letter-spacing="normal" fo:font-style="normal" fo:font-weight="normal" officeooo:rsid="00233510" officeooo:paragraph-rsid="00233510" style:font-size-asian="9.14999961853027pt" style:font-weight-asian="normal" style:font-size-complex="10.5pt" style:font-weight-complex="normal"/>
    </style:style>
    <style:style style:name="P82" style:family="paragraph" style:parent-style-name="Standard" style:list-style-name="L13">
      <style:text-properties fo:font-variant="normal" fo:text-transform="none" fo:color="#252525" style:font-name="Century gowthic" fo:font-size="10.5pt" fo:letter-spacing="normal" fo:font-style="normal" fo:font-weight="normal" officeooo:rsid="00233510" officeooo:paragraph-rsid="00233510" style:font-size-asian="9.14999961853027pt" style:font-weight-asian="normal" style:font-size-complex="10.5pt" style:font-weight-complex="normal"/>
    </style:style>
    <style:style style:name="P83" style:family="paragraph" style:parent-style-name="Standard" style:list-style-name="L17">
      <style:text-properties fo:font-variant="normal" fo:text-transform="none" fo:color="#252525" style:font-name="Century gowthic" fo:font-size="10.5pt" fo:letter-spacing="normal" fo:font-style="normal" fo:font-weight="normal" officeooo:rsid="00244ce5" officeooo:paragraph-rsid="00244ce5" style:font-size-asian="9.14999961853027pt" style:font-weight-asian="normal" style:font-size-complex="10.5pt" style:font-weight-complex="normal"/>
    </style:style>
    <style:style style:name="P84" style:family="paragraph" style:parent-style-name="Standard" style:list-style-name="L17">
      <style:text-properties fo:font-variant="normal" fo:text-transform="none" fo:color="#252525" style:font-name="Century gowthic" fo:font-size="10.5pt" fo:letter-spacing="normal" fo:font-style="normal" fo:font-weight="normal" officeooo:rsid="0024a4ae" officeooo:paragraph-rsid="0024a4ae" style:font-size-asian="9.14999961853027pt" style:font-weight-asian="normal" style:font-size-complex="10.5pt" style:font-weight-complex="normal"/>
    </style:style>
    <style:style style:name="P85" style:family="paragraph" style:parent-style-name="Standard" style:list-style-name="L18">
      <style:text-properties fo:font-variant="normal" fo:text-transform="none" fo:color="#252525" style:font-name="Century gowthic" fo:font-size="10.5pt" fo:letter-spacing="normal" fo:font-style="normal" fo:font-weight="normal" officeooo:rsid="0024a4ae" officeooo:paragraph-rsid="0024a4ae" style:font-size-asian="9.14999961853027pt" style:font-weight-asian="normal" style:font-size-complex="10.5pt" style:font-weight-complex="normal"/>
    </style:style>
    <style:style style:name="P86" style:family="paragraph" style:parent-style-name="Standard" style:list-style-name="L18">
      <style:text-properties fo:font-variant="normal" fo:text-transform="none" fo:color="#252525" style:font-name="Century gowthic" fo:font-size="10.5pt" fo:letter-spacing="normal" fo:font-style="normal" fo:font-weight="normal" officeooo:rsid="0026017d" officeooo:paragraph-rsid="0026017d" style:font-size-asian="9.14999961853027pt" style:font-weight-asian="normal" style:font-size-complex="10.5pt" style:font-weight-complex="normal"/>
    </style:style>
    <style:style style:name="P87" style:family="paragraph" style:parent-style-name="Standard" style:list-style-name="L18">
      <style:text-properties fo:font-variant="normal" fo:text-transform="none" fo:color="#252525" style:font-name="Century gowthic" fo:font-size="10.5pt" fo:letter-spacing="normal" fo:font-style="normal" fo:font-weight="normal" officeooo:rsid="0026017d" officeooo:paragraph-rsid="0024a4ae" style:font-size-asian="9.14999961853027pt" style:font-weight-asian="normal" style:font-size-complex="10.5pt" style:font-weight-complex="normal"/>
    </style:style>
    <style:style style:name="P88" style:family="paragraph" style:parent-style-name="Standard" style:list-style-name="L19">
      <style:text-properties fo:font-variant="normal" fo:text-transform="none" fo:color="#252525" style:font-name="Century gowthic" fo:font-size="10.5pt" fo:letter-spacing="normal" fo:font-style="normal" fo:font-weight="normal" officeooo:rsid="002f2847" officeooo:paragraph-rsid="002f2847" style:font-size-asian="9.14999961853027pt" style:font-weight-asian="normal" style:font-size-complex="10.5pt" style:font-weight-complex="normal"/>
    </style:style>
    <style:style style:name="P89" style:family="paragraph" style:parent-style-name="Standard" style:list-style-name="L19">
      <style:text-properties fo:font-variant="normal" fo:text-transform="none" fo:color="#252525" style:font-name="Century gowthic" fo:font-size="10.5pt" fo:letter-spacing="normal" fo:font-style="normal" fo:font-weight="normal" officeooo:rsid="00309f7b" officeooo:paragraph-rsid="00309f7b" style:font-size-asian="9.14999961853027pt" style:font-weight-asian="normal" style:font-size-complex="10.5pt" style:font-weight-complex="normal"/>
    </style:style>
    <style:style style:name="P90" style:family="paragraph" style:parent-style-name="Standard" style:list-style-name="L18">
      <style:text-properties fo:font-variant="normal" fo:text-transform="none" fo:color="#252525" style:font-name="Century gowthic" fo:font-size="10.5pt" fo:letter-spacing="normal" fo:font-style="normal" fo:font-weight="normal" officeooo:rsid="0028fdae" officeooo:paragraph-rsid="0028fdae" style:font-size-asian="9.14999961853027pt" style:font-weight-asian="normal" style:font-size-complex="10.5pt" style:font-weight-complex="normal"/>
    </style:style>
    <style:style style:name="P91" style:family="paragraph" style:parent-style-name="Standard" style:list-style-name="L9">
      <style:text-properties fo:font-variant="normal" fo:text-transform="none" fo:color="#252525" style:font-name="Century gowthic" fo:font-size="10.5pt" fo:letter-spacing="normal" fo:font-style="normal" fo:font-weight="normal" officeooo:rsid="003759f3" officeooo:paragraph-rsid="003759f3" style:font-size-asian="9.14999961853027pt" style:font-weight-asian="normal" style:font-size-complex="10.5pt" style:font-weight-complex="normal"/>
    </style:style>
    <style:style style:name="P92" style:family="paragraph" style:parent-style-name="Standard" style:list-style-name="L17">
      <style:text-properties fo:font-variant="normal" fo:text-transform="none" fo:color="#252525" style:font-name="Century gowthic" fo:font-size="10.5pt" fo:letter-spacing="normal" fo:font-style="normal" fo:font-weight="bold" officeooo:rsid="00244ce5" officeooo:paragraph-rsid="00244ce5" style:font-size-asian="9.14999961853027pt" style:font-weight-asian="bold" style:font-size-complex="10.5pt" style:font-weight-complex="bold"/>
    </style:style>
    <style:style style:name="P93" style:family="paragraph" style:parent-style-name="Standard" style:list-style-name="L19">
      <style:text-properties fo:font-variant="normal" fo:text-transform="none" fo:color="#252525" style:font-name="Century gowthic" fo:font-size="10.5pt" fo:letter-spacing="normal" fo:font-style="normal" fo:font-weight="bold" officeooo:rsid="002f2847" officeooo:paragraph-rsid="002f2847" style:font-size-asian="9.14999961853027pt" style:font-weight-asian="bold" style:font-size-complex="10.5pt" style:font-weight-complex="bold"/>
    </style:style>
    <style:style style:name="P94" style:family="paragraph" style:parent-style-name="Standard" style:list-style-name="L19">
      <style:text-properties fo:font-variant="normal" fo:text-transform="none" fo:color="#252525" style:font-name="Century gowthic" fo:font-size="10.5pt" fo:letter-spacing="normal" fo:font-style="normal" fo:font-weight="bold" officeooo:rsid="00309f7b" officeooo:paragraph-rsid="00309f7b" style:font-size-asian="9.14999961853027pt" style:font-weight-asian="bold" style:font-size-complex="10.5pt" style:font-weight-complex="bold"/>
    </style:style>
    <style:style style:name="P95" style:family="paragraph" style:parent-style-name="Standard" style:list-style-name="L17">
      <style:text-properties fo:font-variant="normal" fo:text-transform="none" fo:color="#252525" style:font-name="Century gowthic" fo:font-size="10.5pt" fo:letter-spacing="normal" fo:font-style="normal" fo:font-weight="bold" officeooo:rsid="0024a4ae" officeooo:paragraph-rsid="0024a4ae" style:font-size-asian="9.14999961853027pt" style:font-weight-asian="bold" style:font-size-complex="10.5pt" style:font-weight-complex="bold"/>
    </style:style>
    <style:style style:name="P96" style:family="paragraph" style:parent-style-name="Standard" style:list-style-name="L18">
      <style:text-properties fo:font-variant="normal" fo:text-transform="none" fo:color="#252525" style:font-name="Century gowthic" fo:font-size="10.5pt" fo:letter-spacing="normal" fo:font-style="normal" fo:font-weight="bold" officeooo:rsid="0027e77b" officeooo:paragraph-rsid="0028fdae" style:font-size-asian="10.5pt" style:font-weight-asian="bold" style:font-size-complex="10.5pt" style:font-weight-complex="bold"/>
    </style:style>
    <style:style style:name="P97" style:family="paragraph" style:parent-style-name="Standard" style:list-style-name="L18">
      <style:text-properties fo:font-variant="normal" fo:text-transform="none" fo:color="#252525" style:font-name="Century gowthic" fo:font-size="10.5pt" fo:letter-spacing="normal" fo:font-style="normal" fo:font-weight="bold" officeooo:rsid="002af5b1" officeooo:paragraph-rsid="002af5b1" style:font-size-asian="10.5pt" style:font-weight-asian="bold" style:font-size-complex="10.5pt" style:font-weight-complex="bold"/>
    </style:style>
    <style:style style:name="P98" style:family="paragraph" style:parent-style-name="Standard" style:list-style-name="L18">
      <style:text-properties fo:font-variant="normal" fo:text-transform="none" fo:color="#252525" style:font-name="Century gowthic" fo:font-size="10.5pt" fo:letter-spacing="normal" fo:font-style="normal" fo:font-weight="bold" officeooo:rsid="002b1fef" officeooo:paragraph-rsid="002b1fef" style:font-size-asian="10.5pt" style:font-weight-asian="bold" style:font-size-complex="10.5pt" style:font-weight-complex="bold"/>
    </style:style>
    <style:style style:name="P99" style:family="paragraph" style:parent-style-name="Standard" style:list-style-name="L4">
      <style:text-properties fo:font-weight="bold" officeooo:rsid="00115964" officeooo:paragraph-rsid="00115964" style:font-weight-asian="bold" style:font-weight-complex="bold"/>
    </style:style>
    <style:style style:name="P100" style:family="paragraph" style:parent-style-name="Standard">
      <style:text-properties fo:font-weight="bold" officeooo:rsid="001337af" officeooo:paragraph-rsid="001337af" style:font-weight-asian="bold" style:font-weight-complex="bold"/>
    </style:style>
    <style:style style:name="P101" style:family="paragraph" style:parent-style-name="Standard" style:list-style-name="L12">
      <style:text-properties officeooo:rsid="00233510" officeooo:paragraph-rsid="00233510"/>
    </style:style>
    <style:style style:name="T1" style:family="text">
      <style:text-properties fo:font-size="18pt" fo:font-weight="bold" officeooo:rsid="000fef8b" style:font-size-asian="18pt" style:font-weight-asian="bold" style:font-size-complex="18pt" style:font-weight-complex="bold"/>
    </style:style>
    <style:style style:name="T2" style:family="text">
      <style:text-properties fo:font-variant="normal" fo:text-transform="none" fo:color="#252525" fo:letter-spacing="normal" fo:font-style="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normal" fo:font-weight="normal" officeooo:rsid="000fef8b"/>
    </style:style>
    <style:style style:name="T5" style:family="text">
      <style:text-properties fo:font-variant="normal" fo:text-transform="none" fo:color="#252525" fo:letter-spacing="normal" fo:font-style="normal" fo:font-weight="normal" style:font-weight-asian="normal" style:font-weight-complex="normal"/>
    </style:style>
    <style:style style:name="T6" style:family="text">
      <style:text-properties fo:font-variant="normal" fo:text-transform="none" fo:color="#252525" fo:letter-spacing="normal" fo:font-style="normal" officeooo:rsid="001e3df3"/>
    </style:style>
    <style:style style:name="T7" style:family="text">
      <style:text-properties fo:font-variant="normal" fo:text-transform="none" fo:color="#252525" fo:letter-spacing="normal" fo:font-style="normal" officeooo:rsid="00212ebe"/>
    </style:style>
    <style:style style:name="T8" style:family="text">
      <style:text-properties fo:font-variant="normal" fo:text-transform="none" fo:color="#252525" fo:letter-spacing="normal" fo:font-style="normal" officeooo:rsid="00233510"/>
    </style:style>
    <style:style style:name="T9" style:family="text">
      <style:text-properties fo:font-variant="normal" fo:text-transform="none" fo:color="#252525" fo:letter-spacing="normal" fo:font-style="normal" style:font-size-asian="10.5pt"/>
    </style:style>
    <style:style style:name="T10" style:family="text">
      <style:text-properties fo:font-variant="normal" fo:text-transform="none" fo:color="#252525" fo:letter-spacing="normal" fo:font-style="normal" fo:font-weight="bold" style:font-weight-asian="bold" style:font-weight-complex="bold"/>
    </style:style>
    <style:style style:name="T11" style:family="text">
      <style:text-properties fo:font-variant="normal" fo:text-transform="none" fo:color="#252525" fo:letter-spacing="normal" fo:font-style="normal" officeooo:rsid="0026017d"/>
    </style:style>
    <style:style style:name="T12" style:family="text">
      <style:text-properties fo:font-variant="normal" fo:text-transform="none" fo:color="#252525" fo:letter-spacing="normal" fo:font-style="normal" officeooo:rsid="0028fdae"/>
    </style:style>
    <style:style style:name="T13" style:family="text">
      <style:text-properties fo:font-variant="normal" fo:text-transform="none" fo:color="#252525" fo:letter-spacing="normal" fo:font-style="normal" officeooo:rsid="002af5b1"/>
    </style:style>
    <style:style style:name="T14" style:family="text">
      <style:text-properties fo:font-variant="normal" fo:text-transform="none" fo:color="#252525" fo:letter-spacing="normal" fo:font-style="normal" officeooo:rsid="0036b6db"/>
    </style:style>
    <style:style style:name="T15" style:family="text">
      <style:text-properties fo:font-variant="normal" fo:text-transform="none" fo:color="#252525" fo:letter-spacing="normal" fo:font-style="normal" officeooo:rsid="003759f3"/>
    </style:style>
    <style:style style:name="T16" style:family="text">
      <style:text-properties fo:font-variant="normal" fo:text-transform="none" fo:color="#252525" style:font-name="Century gowthic" fo:font-size="10.5pt" fo:letter-spacing="normal" fo:font-style="normal" fo:font-weight="normal" style:font-size-asian="9.14999961853027pt" style:font-weight-asian="normal" style:font-size-complex="10.5pt" style:font-weight-complex="normal"/>
    </style:style>
    <style:style style:name="T17" style:family="text">
      <style:text-properties fo:font-variant="normal" fo:text-transform="none" fo:color="#252525" style:font-name="Century gowthic" fo:font-size="10.5pt" fo:letter-spacing="normal" fo:font-style="normal" fo:font-weight="normal" officeooo:rsid="00148af8" style:font-size-asian="9.14999961853027pt" style:font-weight-asian="normal" style:font-size-complex="10.5pt" style:font-weight-complex="normal"/>
    </style:style>
    <style:style style:name="T18" style:family="text">
      <style:text-properties fo:font-variant="normal" fo:text-transform="none" fo:color="#252525" style:font-name="Century gowthic" fo:font-size="10.5pt" fo:letter-spacing="normal" fo:font-style="normal" fo:font-weight="normal" officeooo:rsid="00233510" style:font-size-asian="9.14999961853027pt" style:font-weight-asian="normal" style:font-size-complex="10.5pt" style:font-weight-complex="normal"/>
    </style:style>
    <style:style style:name="T19" style:family="text">
      <style:text-properties fo:font-variant="normal" fo:text-transform="none" fo:color="#252525" style:font-name="Century gowthic" fo:font-size="10.5pt" fo:letter-spacing="normal" fo:font-style="normal" style:font-size-asian="9.14999961853027pt" style:font-size-complex="10.5pt"/>
    </style:style>
    <style:style style:name="T20" style:family="text">
      <style:text-properties fo:font-variant="normal" fo:text-transform="none" fo:color="#252525" style:font-name="Century gowthic" fo:font-size="10.5pt" fo:letter-spacing="normal" fo:font-style="normal" officeooo:rsid="00148af8" style:font-size-asian="9.14999961853027pt" style:font-size-complex="10.5pt"/>
    </style:style>
    <style:style style:name="T21" style:family="text">
      <style:text-properties fo:font-variant="normal" fo:text-transform="none" fo:color="#252525" fo:font-size="10.5pt" fo:letter-spacing="normal" fo:font-style="normal" fo:font-weight="normal" style:font-size-asian="9.14999961853027pt" style:font-weight-asian="normal" style:font-size-complex="10.5pt" style:font-weight-complex="normal"/>
    </style:style>
    <style:style style:name="T22" style:family="text">
      <style:text-properties fo:font-variant="normal" fo:text-transform="none" fo:color="#252525" fo:font-size="10.5pt" fo:letter-spacing="normal" fo:font-style="normal" fo:font-weight="normal" officeooo:rsid="0014beab" style:font-size-asian="9.14999961853027pt" style:font-weight-asian="normal" style:font-size-complex="10.5pt" style:font-weight-complex="normal"/>
    </style:style>
    <style:style style:name="T23" style:family="text">
      <style:text-properties fo:font-variant="normal" fo:text-transform="none" fo:color="#252525" fo:font-size="10.5pt" fo:letter-spacing="normal" fo:font-style="normal" officeooo:rsid="0014beab" style:font-size-asian="9.14999961853027pt" style:font-size-complex="10.5pt"/>
    </style:style>
    <style:style style:name="T24" style:family="text">
      <style:text-properties fo:font-variant="normal" fo:text-transform="none" fo:color="#252525" fo:font-size="10.5pt" fo:letter-spacing="normal" fo:font-style="normal" fo:font-weight="bold" officeooo:rsid="0014beab" style:font-size-asian="9.14999961853027pt" style:font-weight-asian="bold" style:font-size-complex="10.5pt" style:font-weight-complex="bold"/>
    </style:style>
    <style:style style:name="T25" style:family="text">
      <style:text-properties fo:font-weight="normal" style:font-weight-asian="normal" style:font-weight-complex="normal"/>
    </style:style>
    <style:style style:name="T26" style:family="text">
      <style:text-properties style:font-name="Century gowthic"/>
    </style:style>
    <style:style style:name="T27" style:family="text">
      <style:text-properties officeooo:rsid="002d9d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9cm" fo:text-indent="-0.635cm" fo:margin-left="7.749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Data Structures</text:span></text:p>
      <text:p text:style-name="P1"/>
      <text:p text:style-name="P4">Data Structures</text:p>
      <text:p text:style-name="P3"/>
      <text:list xml:id="list8398373959827841136" text:style-name="L1">
        <text:list-item>
          <text:p text:style-name="P42"><text:span text:style-name="T4">Data structures is </text:span><text:span text:style-name="T3">a particular way of organizing </text:span><text:span text:style-name="T4">data </text:span><text:span text:style-name="T3">so that it can be </text:span><text:span text:style-name="T4">used efficiently.</text:span></text:p>
          <text:p text:style-name="P42"><text:span text:style-name="T4"/></text:p>
        </text:list-item>
        <text:list-item>
          <text:p text:style-name="P42"><text:span text:style-name="T3">Data structures can implement one or more particula</text:span><text:span text:style-name="T4">r abstract data type </text:span><text:span text:style-name="T3">ADT), which specify the operations that can be performed on a data structure and th</text:span><text:span text:style-name="T4">e computational complexity of </text:span><text:span text:style-name="T3">those operations.</text:span></text:p>
          <text:p text:style-name="P61"/>
        </text:list-item>
      </text:list>
      <text:p text:style-name="P32">Abstract Data Type (ADT)</text:p>
      <text:p text:style-name="P22"/>
      <text:list xml:id="list1668124053065822242" text:style-name="L2">
        <text:list-item>
          <text:p text:style-name="P62">ADT is a set of elements with a collection of well defined operations.</text:p>
          <text:p text:style-name="P62"/>
        </text:list-item>
        <text:list-item>
          <text:p text:style-name="P62">Examples: List, Stack, Queue, Tree etc.</text:p>
        </text:list-item>
      </text:list>
      <text:p text:style-name="P23"/>
      <text:p text:style-name="P33">Complexity of Algorithms</text:p>
      <text:p text:style-name="P24"/>
      <text:list xml:id="list3920404244100203789" text:style-name="L3">
        <text:list-header>
          <text:p text:style-name="P76">Complexity of a algorithm is a rough estimation of the number of steps performed by given computation depending on the size of the input data.</text:p>
          <text:p text:style-name="P76"/>
        </text:list-header>
      </text:list>
      <text:list xml:id="list8495162721460787306" text:style-name="L4">
        <text:list-item>
          <text:p text:style-name="P99"><text:span text:style-name="T19">Time compexity : <text:s/></text:span><text:span text:style-name="T16">Running time of the program as a function of the size of input.</text:span></text:p>
          <text:p text:style-name="P99"><text:span text:style-name="T16"/></text:p>
        </text:list-item>
        <text:list-item>
          <text:p text:style-name="P99"><text:span text:style-name="T19">Space complexity : </text:span><text:span text:style-name="T16">Amount of computer memory required during the program execution, as a function of the input size.</text:span></text:p>
        </text:list-item>
      </text:list>
      <text:p text:style-name="P27"/>
      <text:p text:style-name="P27"><text:span text:style-name="T16"><text:tab/></text:span><text:span text:style-name="T20">Big O notation : </text:span><text:span text:style-name="T17">A convenient way of describing the growth rate of a function. <text:tab/><text:tab/>(Time complexity)</text:span></text:p>
      <text:p text:style-name="P27"><text:span text:style-name="T17"/></text:p>
      <text:list xml:id="list2854307075416786276" text:style-name="L5">
        <text:list-item>
          <text:p text:style-name="P77">O(1) : Refers to constant time.</text:p>
        </text:list-item>
        <text:list-item>
          <text:p text:style-name="P77">O(n) : Indicates linear time.</text:p>
        </text:list-item>
        <text:list-item>
          <text:p text:style-name="P60"><text:span text:style-name="T21">O(n </text:span><text:span text:style-name="T22">pow k</text:span><text:span text:style-name="T21">) : Refers to polynomial time.(k is fixed)</text:span></text:p>
        </text:list-item>
        <text:list-item>
          <text:p text:style-name="P77">O(log n) : Indicates logarithamic time.</text:p>
        </text:list-item>
        <text:list-item>
          <text:p text:style-name="P77">O(2 pow n) : Refers to exponential time.etc.</text:p>
        </text:list-item>
      </text:list>
      <text:p text:style-name="P12"/>
      <text:p text:style-name="P12"><text:span text:style-name="T21"><text:tab/></text:span><text:span text:style-name="T23">Best Case :</text:span><text:span text:style-name="T22"> <text:s/>An upper bound on the running time for any input of given size.</text:span></text:p>
      <text:p text:style-name="P28"><text:tab/></text:p>
      <text:p text:style-name="P12"><text:span text:style-name="T22"><text:tab/></text:span><text:span text:style-name="T23">Average Case :</text:span><text:span text:style-name="T22"> Assume all inputs of a given size are equally likely.</text:span></text:p>
      <text:p text:style-name="P12"/>
      <text:p text:style-name="P13"><text:span text:style-name="T22"><text:tab/></text:span><text:span text:style-name="T24">Worst case :</text:span><text:span text:style-name="T22"> The lower bound on the running</text:span></text:p>
      <text:p text:style-name="P25"/>
      <text:p text:style-name="P34"><text:span text:style-name="T26">Lists</text:span> </text:p>
      <text:p text:style-name="P25"/>
      <text:list xml:id="list4950853774145852863" text:style-name="L6">
        <text:list-item>
          <text:p text:style-name="P63">A list also called a sequence, is a container that stores elements in a certain linear order which is imposed by the operations performed.</text:p>
          <text:p text:style-name="P63"/>
        </text:list-item>
        <text:list-item>
          <text:p text:style-name="P63">The basic operations supported are retriving, inserting and removing an element given its position.</text:p>
          <text:p text:style-name="P63"/>
        </text:list-item>
        <text:list-item>
          <text:p text:style-name="P64">The basic realization of sequence is by means of arrays and linked lists.</text:p>
        </text:list-item>
      </text:list>
      <text:p text:style-name="P10"/>
      <text:p text:style-name="P26"/>
      <text:p text:style-name="P26"/>
      <text:p text:style-name="P26"><text:soft-page-break/></text:p>
      <text:p text:style-name="P26"/>
      <text:p text:style-name="P40"/>
      <text:p text:style-name="P40">Linked Lists </text:p>
      <text:p text:style-name="P40"><text:tab/></text:p>
      <text:p text:style-name="P29"><text:tab/>Linked list <text:s/>is a linear collection of data elements, called nodes pointing to the next <text:tab/>node by means of a pointer.</text:p>
      <text:p text:style-name="P29"><text:tab/></text:p>
      <text:list xml:id="list4467328782390524379" text:style-name="L7">
        <text:list-item>
          <text:p text:style-name="P43">Single Linked List : <text:span text:style-name="T25">Single linked list contain nodes which have a data part as well as an address part which point to the next node.</text:span></text:p>
          <text:p text:style-name="P48"/>
        </text:list-item>
        <text:list-item>
          <text:p text:style-name="P43">Doubly Linked List :<text:span text:style-name="T25"> In a doubly linked list, each node contains two links the first link points to previous node and the next link points to the next node in the sequence.</text:span></text:p>
          <text:p text:style-name="P48"/>
        </text:list-item>
        <text:list-item>
          <text:p text:style-name="P43">Circular Linked List : <text:span text:style-name="T25">In the circular linked list the last node of the list contain the address of the first node and forms a circular chain.</text:span> </text:p>
        </text:list-item>
      </text:list>
      <text:p text:style-name="P16"/>
      <text:p text:style-name="P25"/>
      <text:p text:style-name="P5">Stack</text:p>
      <text:p text:style-name="P5"/>
      <text:list xml:id="list54000125756201893" text:style-name="L8">
        <text:list-item>
          <text:p text:style-name="P54"><text:span text:style-name="T2">Stack is </text:span><text:span text:style-name="T6">a special kind of <text:s/>list in which all insertion and deletions occur at one end , called the end.</text:span></text:p>
          <text:p text:style-name="P65"/>
        </text:list-item>
        <text:list-item>
          <text:p text:style-name="P55"><text:span text:style-name="T6">S</text:span><text:span text:style-name="T2">tack is ADT is a special case of the list ADT it is also called as LIFO list or pushdown list.</text:span></text:p>
          <text:p text:style-name="P66"/>
        </text:list-item>
        <text:list-item>
          <text:p text:style-name="P56"><text:span text:style-name="T2">Ty</text:span><text:span text:style-name="T7">pical operations : retrive, push, pop.</text:span></text:p>
          <text:p text:style-name="P56"><text:span text:style-name="T14"/></text:p>
        </text:list-item>
        <text:list-item>
          <text:p text:style-name="P59"><text:span text:style-name="T15">A</text:span><text:span text:style-name="T2">pplication : undo </text:span><text:span text:style-name="T15">button.</text:span></text:p>
          <text:p text:style-name="P67"/>
        </text:list-item>
      </text:list>
      <text:p text:style-name="P19"/>
      <text:p text:style-name="P35">Queue</text:p>
      <text:p text:style-name="P35"/>
      <text:list xml:id="list8278677383382378488" text:style-name="L9">
        <text:list-item>
          <text:p text:style-name="P78">A queue is a special kind of a list in which all items are inserted at one end (called rear end) and deleted at the other end (called the front end).</text:p>
          <text:p text:style-name="P78"/>
        </text:list-item>
        <text:list-item>
          <text:p text:style-name="P78">It is also called as FIFO.</text:p>
          <text:p text:style-name="P78"/>
        </text:list-item>
        <text:list-item>
          <text:p text:style-name="P78">Typical operations : retrive, enqueue, dequeue.</text:p>
          <text:p text:style-name="P78"/>
        </text:list-item>
        <text:list-item>
          <text:p text:style-name="P91">Application : printer.</text:p>
        </text:list-item>
      </text:list>
      <text:p text:style-name="P17"/>
      <text:p text:style-name="P35">Tree</text:p>
      <text:p text:style-name="P35"/>
      <text:list xml:id="list9045466831850438148" text:style-name="L10">
        <text:list-item>
          <text:p text:style-name="P79">A tree is a widely used abstract data type that simulates a hieraachical tree structure, with a root value and subtree of children with a parent.</text:p>
          <text:p text:style-name="P79"/>
        </text:list-item>
        <text:list-item>
          <text:p text:style-name="P44"><text:span text:style-name="T2">Node :</text:span><text:span text:style-name="T5"> Each element of tree is called a node.</text:span></text:p>
          <text:p text:style-name="P79"/>
        </text:list-item>
        <text:list-item>
          <text:p text:style-name="P44"><text:span text:style-name="T2">Edges : </text:span><text:span text:style-name="T5">The lines connecting the nodes are called edges or branches.</text:span></text:p>
          <text:p text:style-name="P79"/>
        </text:list-item>
        <text:list-item>
          <text:p text:style-name="P44"><text:span text:style-name="T2">Pareent Node : </text:span><text:span text:style-name="T5">The immediate predecessor of a node is called parent node.</text:span></text:p>
          <text:p text:style-name="P79"/>
        </text:list-item>
        <text:list-item>
          <text:p text:style-name="P44"><text:span text:style-name="T2">Child Node : </text:span><text:span text:style-name="T5">All immediate successors of a node are its child nodes.</text:span></text:p>
          <text:p text:style-name="P79"/>
        </text:list-item>
        <text:list-item>
          <text:p text:style-name="P44"><text:soft-page-break/><text:span text:style-name="T2">Root Node : </text:span><text:span text:style-name="T5">This is specially designated node that does not have any parent.</text:span></text:p>
          <text:p text:style-name="P79"/>
        </text:list-item>
        <text:list-item>
          <text:p text:style-name="P44"><text:span text:style-name="T2">Leaf Node : </text:span><text:span text:style-name="T5">A node that does not have any child is called leaf node or terminal node.</text:span></text:p>
          <text:p text:style-name="P79"/>
        </text:list-item>
        <text:list-item>
          <text:p text:style-name="P44"><text:span text:style-name="T2">Level : </text:span><text:span text:style-name="T5">Level of any node is defined as the distance of that node from the root.</text:span></text:p>
          <text:p text:style-name="P79"/>
        </text:list-item>
        <text:list-item>
          <text:p text:style-name="P44"><text:span text:style-name="T2">Height :</text:span><text:span text:style-name="T5"> The total number of levels in a tree is the height of the tree.</text:span></text:p>
          <text:p text:style-name="P79"/>
        </text:list-item>
        <text:list-item>
          <text:p text:style-name="P44"><text:span text:style-name="T2">Siblings : </text:span><text:span text:style-name="T5">Two or more nodes which have same parent are called siblings.</text:span></text:p>
          <text:p text:style-name="P79"/>
        </text:list-item>
        <text:list-item>
          <text:p text:style-name="P44"><text:span text:style-name="T2">Path :</text:span><text:span text:style-name="T5"> Path of a node is defined as a sequence of nodes N1, N2...Nm such that each node Ni is parent of N i+1, for 1 &lt; i &lt;m. In a tree there is only one path between twi nodes.</text:span></text:p>
          <text:p text:style-name="P79"/>
        </text:list-item>
        <text:list-item>
          <text:p text:style-name="P44"><text:span text:style-name="T2">Ancestor and Descendent :</text:span><text:span text:style-name="T5"> If there is a path from node a to node b then, a is called an ancestor of b and b is called a descendent of a.</text:span></text:p>
          <text:p text:style-name="P79"/>
        </text:list-item>
        <text:list-item>
          <text:p text:style-name="P44"><text:span text:style-name="T2">Subtree : </text:span><text:span text:style-name="T5">A subtree of a tree is a node in that tree together with all its descendents.</text:span></text:p>
          <text:p text:style-name="P79"/>
        </text:list-item>
        <text:list-item>
          <text:p text:style-name="P44"><text:span text:style-name="T2">Depth : </text:span><text:span text:style-name="T5">The depth of a node is the length of the unique path from the root to the node.</text:span></text:p>
        </text:list-item>
      </text:list>
      <text:p text:style-name="P14"/>
      <text:p text:style-name="P36">Tree Traversal</text:p>
      <text:p text:style-name="P6"/>
      <text:list xml:id="list9161347973619700558" text:style-name="L11">
        <text:list-item>
          <text:p text:style-name="P49"><text:span text:style-name="T2">This is a systematic way of ordering the nodes of a tree. Threre are some schemes for t</text:span><text:span text:style-name="T8">ree traversal :</text:span></text:p>
          <text:p text:style-name="P49"><text:span text:style-name="T8"/></text:p>
          <text:list>
            <text:list-item>
              <text:p text:style-name="P80">Preorder <text:s text:c="8"/>: NLR</text:p>
            </text:list-item>
            <text:list-item>
              <text:p text:style-name="P80">Inorder <text:s text:c="10"/>: LNR</text:p>
            </text:list-item>
            <text:list-item>
              <text:p text:style-name="P80">Postorder <text:s text:c="6"/>: LRN</text:p>
            </text:list-item>
            <text:list-item>
              <text:p text:style-name="P80">Level order <text:s text:c="3"/>: <text:s/>Nodes are visited from top to bottom and from left to right.</text:p>
            </text:list-item>
          </text:list>
        </text:list-item>
      </text:list>
      <text:p text:style-name="P18"/>
      <text:p text:style-name="P37">Binary Tree</text:p>
      <text:p text:style-name="P7"/>
      <text:list xml:id="list849172637700689358" text:style-name="L12">
        <text:list-item>
          <text:p text:style-name="P81">A binary tree is either empty or consists of a node called the root together with two binary trees called the left subtree and right subtree.</text:p>
          <text:p text:style-name="P81"/>
        </text:list-item>
        <text:list-item>
          <text:p text:style-name="P101"><text:span text:style-name="T18">T</text:span><text:span text:style-name="T16">ypical operations : traversal, insert and delete.</text:span></text:p>
        </text:list-item>
      </text:list>
      <text:p text:style-name="P18"/>
      <text:p text:style-name="P37">Strictly Binay Tree</text:p>
      <text:p text:style-name="P37"/>
      <text:list xml:id="list2838952202643627906" text:style-name="L13">
        <text:list-header>
          <text:p text:style-name="P50"><text:span text:style-name="T9">A binary tree is strictly binary tree if each node in the tree is either a lesf node or has exactly two children i.e. there is no node with one child</text:span><text:span text:style-name="T2">.</text:span></text:p>
        </text:list-header>
      </text:list>
      <text:p text:style-name="P18"/>
      <text:p text:style-name="P37">Full Binary Tree</text:p>
      <text:p text:style-name="P7"/>
      <text:list xml:id="list2064362184034293859" text:style-name="L14">
        <text:list-header>
          <text:p text:style-name="P68">A binary tree is full binary tree if all the levels have maximum number of nodes.</text:p>
        </text:list-header>
      </text:list>
      <text:p text:style-name="P11"/>
      <text:p text:style-name="P8">AVL Tree</text:p>
      <text:p text:style-name="P8"/>
      <text:list xml:id="list1627780300388870667" text:style-name="L15">
        <text:list-item>
          <text:p text:style-name="P51">Adelson, Velski and Landis , AVL tree are height balancing binary search tree.</text:p>
          <text:p text:style-name="P51"/>
        </text:list-item>
        <text:list-item>
          <text:p text:style-name="P51">AVL tree checks the height of left and right subtree and assumes that the difference is not more than 1. The diffrence is called balancing factor.</text:p>
          <text:p text:style-name="P51"><text:soft-page-break/></text:p>
        </text:list-item>
        <text:list-item>
          <text:p text:style-name="P45">AVL Rotations : <text:span text:style-name="T25">To make itself balanced, an AVL tree may perform four kinds of operations.</text:span></text:p>
          <text:p text:style-name="P51"/>
        </text:list-item>
      </text:list>
      <text:list xml:id="list9009806699886723583" text:style-name="L16">
        <text:list-item>
          <text:p text:style-name="P52">Left Rotation.</text:p>
        </text:list-item>
        <text:list-item>
          <text:p text:style-name="P52">Right Rotation.</text:p>
        </text:list-item>
        <text:list-item>
          <text:p text:style-name="P52">Left-Right Rotation.</text:p>
        </text:list-item>
        <text:list-item>
          <text:p text:style-name="P52">Right-Left Rotation.</text:p>
        </text:list-item>
      </text:list>
      <text:list xml:id="list111247906133150" text:continue-list="list2838952202643627906" text:style-name="L13">
        <text:list-header>
          <text:p text:style-name="P82"/>
        </text:list-header>
      </text:list>
      <text:p text:style-name="P41">Red Black Tree</text:p>
      <text:p text:style-name="P9"/>
      <text:list xml:id="list3163495036496172823" text:style-name="L17">
        <text:list-item>
          <text:p text:style-name="P83">Red black tree is balanced binary tree in which every node is colored either red or black.</text:p>
          <text:p text:style-name="P83"/>
        </text:list-item>
        <text:list-item>
          <text:p text:style-name="P83">Null links are replaced by special nodes that are called external node.</text:p>
          <text:p text:style-name="P83"/>
        </text:list-item>
        <text:list-item>
          <text:p text:style-name="P92">Properties of RB Tree :</text:p>
          <text:p text:style-name="P92"/>
          <text:list>
            <text:list-item>
              <text:p text:style-name="P83">Root is always black.</text:p>
              <text:p text:style-name="P83"/>
            </text:list-item>
            <text:list-item>
              <text:p text:style-name="P83">All external nodes are black.</text:p>
              <text:p text:style-name="P83"/>
            </text:list-item>
            <text:list-item>
              <text:p text:style-name="P83">A red node can not have red children, it can have only black children.</text:p>
              <text:p text:style-name="P83"/>
            </text:list-item>
            <text:list-item>
              <text:p text:style-name="P83">There is no restrictionon on the color of the children of a black node i.e. black node can have red or black children.</text:p>
              <text:p text:style-name="P83"/>
            </text:list-item>
            <text:list-item>
              <text:p text:style-name="P83">For each node N, all paths from node N to external nodes contain the same number of black nodes. This is called black height of that node.</text:p>
              <text:p text:style-name="P83"/>
            </text:list-item>
          </text:list>
        </text:list-item>
        <text:list-item>
          <text:p text:style-name="P46"><text:span text:style-name="T2">Grandparent : </text:span><text:span text:style-name="T5">Grandparent of a node is the parent of the parent node.</text:span></text:p>
          <text:p text:style-name="P84"/>
        </text:list-item>
        <text:list-item>
          <text:p text:style-name="P46"><text:span text:style-name="T2">Sibling :</text:span><text:span text:style-name="T5"> Sibling of a node is the other child of parent node.</text:span></text:p>
          <text:p text:style-name="P84"/>
        </text:list-item>
        <text:list-item>
          <text:p text:style-name="P46"><text:span text:style-name="T2">Uncle</text:span><text:span text:style-name="T5"> <text:s/>: Uncle is sibling of parent node.</text:span></text:p>
          <text:p text:style-name="P84"/>
        </text:list-item>
        <text:list-item>
          <text:p text:style-name="P46"><text:span text:style-name="T2">Nephews</text:span><text:span text:style-name="T5"> : Nephews of a node are the children of the sibling node.</text:span></text:p>
          <text:p text:style-name="P84"/>
        </text:list-item>
        <text:list-item>
          <text:p text:style-name="P46"><text:span text:style-name="T2">Near Nephew and Far Nephew </text:span><text:span text:style-name="T5">: If node is left chils, then left child of sibling node is near nephew and if node is right child, then right child of sibling node is near nephew otherwise it called as far nephew.</text:span></text:p>
        </text:list-item>
      </text:list>
      <text:p text:style-name="P15"/>
      <text:p text:style-name="P38">Sorting</text:p>
      <text:p text:style-name="P38"/>
      <text:list xml:id="list8009449195343107006" text:style-name="L18">
        <text:list-item>
          <text:p text:style-name="P85">Sorting refers to arranging the data according to their values in some specified order where order can be either ascending or descending.</text:p>
          <text:p text:style-name="P85"/>
        </text:list-item>
        <text:list-item>
          <text:p text:style-name="P53"><text:span text:style-name="T10">In – Place Sorting</text:span><text:span text:style-name="T2"> : In – place sorting methos generally use the same storage that is occupied bt input data to store the output data while sorting.</text:span></text:p>
          <text:p text:style-name="P85"/>
        </text:list-item>
        <text:list-item>
          <text:p text:style-name="P53"><text:span text:style-name="T10">Not In – Place Sorting </text:span><text:span text:style-name="T2">: Not In – Place sorting algorithm may need extra storage to store intermediate results of the sorting and at last sorted data copied back to original storage.</text:span></text:p>
          <text:p text:style-name="P85"/>
        </text:list-item>
        <text:list-item>
          <text:p text:style-name="P47"><text:span text:style-name="T2">Selection Sort </text:span><text:span text:style-name="T9"><text:s/></text:span></text:p>
          <text:list>
            <text:list-header>
              <text:p text:style-name="P86"/>
              <text:list>
                <text:list-item>
                  <text:p text:style-name="P85">Search the smallest element from array.</text:p>
                </text:list-item>
              </text:list>
              <text:p text:style-name="P85"><text:soft-page-break/></text:p>
              <text:list text:continue-numbering="true">
                <text:list-item>
                  <text:p text:style-name="P85">Exchange this element with first element of an array.</text:p>
                </text:list-item>
              </text:list>
              <text:p text:style-name="P85"/>
              <text:list text:continue-numbering="true">
                <text:list-item>
                  <text:p text:style-name="P53"><text:span text:style-name="T2">Search the smallest element from second element and replace it with second element of an array</text:span><text:span text:style-name="T11">.</text:span></text:p>
                </text:list-item>
              </text:list>
              <text:p text:style-name="P87"/>
              <text:list text:continue-numbering="true">
                <text:list-item>
                  <text:p text:style-name="P85">Repeat the above steps for all element and the result will be sorted array.</text:p>
                </text:list-item>
              </text:list>
              <text:p text:style-name="P85"/>
              <text:list text:continue-numbering="true">
                <text:list-item>
                  <text:p text:style-name="P53"><text:span text:style-name="T2">Time complexity is </text:span><text:span text:style-name="T11">O(n*n)</text:span></text:p>
                </text:list-item>
              </text:list>
              <text:p text:style-name="P69"/>
            </text:list-header>
          </text:list>
        </text:list-item>
        <text:list-item>
          <text:p text:style-name="P96">Bubble Sort </text:p>
          <text:p text:style-name="P96"><text:s/></text:p>
          <text:list>
            <text:list-item>
              <text:list>
                <text:list-item>
                  <text:p text:style-name="P57"><text:span text:style-name="T2">Compare arr[0] and arr[1], </text:span><text:span text:style-name="T12">i</text:span><text:span text:style-name="T2">f </text:span><text:span text:style-name="T12">arr[0] &gt; arr[1] then exchange.</text:span></text:p>
                </text:list-item>
              </text:list>
              <text:p text:style-name="P70"/>
              <text:list text:continue-numbering="true">
                <text:list-item>
                  <text:p text:style-name="P71">Compare arr[1] and arr[2], if arr[1] &gt; arr[2] then exchange.</text:p>
                </text:list-item>
              </text:list>
              <text:p text:style-name="P71"/>
              <text:list text:continue-numbering="true">
                <text:list-item>
                  <text:p text:style-name="P71">Repeat the process for all elements.</text:p>
                </text:list-item>
              </text:list>
              <text:p text:style-name="P71"/>
              <text:list text:continue-numbering="true">
                <text:list-item>
                  <text:p text:style-name="P71">In the first iteration largest element is placed at last position of array.</text:p>
                </text:list-item>
              </text:list>
              <text:p text:style-name="P71"/>
              <text:list text:continue-numbering="true">
                <text:list-item>
                  <text:p text:style-name="P58"><text:span text:style-name="T13">If data is sorted order t</text:span><text:span text:style-name="T2">ime complexity is O(n) </text:span><text:span text:style-name="T13">and if data is reverse or random order time complexity is O(n pow 2).</text:span></text:p>
                </text:list-item>
              </text:list>
            </text:list-item>
          </text:list>
        </text:list-item>
      </text:list>
      <text:p text:style-name="P21"/>
      <text:list xml:id="list111248477759629" text:continue-numbering="true" text:style-name="L18">
        <text:list-item>
          <text:p text:style-name="P97">Insertion Sort</text:p>
          <text:list>
            <text:list-header>
              <text:p text:style-name="P97"/>
              <text:list>
                <text:list-item>
                  <text:p text:style-name="P72">The insertion sort proceeds by inserting each element at the proper place in sorted list.</text:p>
                  <text:p text:style-name="P72"/>
                </text:list-item>
                <text:list-item>
                  <text:p text:style-name="P72">The array is searched sequebtially and unsorted items are moved and inserted into sublist .(int the same array)</text:p>
                  <text:p text:style-name="P72"/>
                </text:list-item>
                <text:list-item>
                  <text:p text:style-name="P73">If list is almost sorted then time complexity is O(n) and list is not sorted then time complexity is O(n pow 2).</text:p>
                </text:list-item>
              </text:list>
            </text:list-header>
          </text:list>
        </text:list-item>
      </text:list>
      <text:p text:style-name="P20"/>
      <text:list xml:id="list111248558428064" text:continue-numbering="true" text:style-name="L18">
        <text:list-item>
          <text:p text:style-name="P98">Merge Sort</text:p>
          <text:list>
            <text:list-header>
              <text:p text:style-name="P98"/>
              <text:list>
                <text:list-item>
                  <text:p text:style-name="P73">Merge sort is sorting technique based on devide and conquer technique.</text:p>
                  <text:p text:style-name="P73"/>
                </text:list-item>
                <text:list-item>
                  <text:p text:style-name="P73">Merge sort first devides the array into equal halves and then combines them in a sorted manner.</text:p>
                  <text:p text:style-name="P73"/>
                </text:list-item>
                <text:list-item>
                  <text:p text:style-name="P73">Time complexity is O(nlogn).</text:p>
                  <text:p text:style-name="P73"/>
                </text:list-item>
              </text:list>
            </text:list-header>
          </text:list>
        </text:list-item>
        <text:list-item>
          <text:p text:style-name="P98">Quick Sort</text:p>
          <text:p text:style-name="P98"/>
          <text:list>
            <text:list-item>
              <text:list>
                <text:list-item>
                  <text:p text:style-name="P73">Quick sort is a heighly effiecient sorting algorithm and is based on partitioning of array of data into smaller array.</text:p>
                  <text:p text:style-name="P73"/>
                </text:list-item>
                <text:list-item>
                  <text:p text:style-name="P73">A large array is partitioned into two arrays one of which holds values smaller than specified value say pivot , based on which the partition is made and another array hold values greater than pivot value.</text:p>
                  <text:p text:style-name="P73"/>
                </text:list-item>
                <text:list-item>
                  <text:p text:style-name="P74">After <text:span text:style-name="T27">partitio</text:span>ns an array <text:span text:style-name="T27">quick sort </text:span>calls itself recursively twice to sort the resulting subarray.</text:p>
                  <text:p text:style-name="P74"/>
                </text:list-item>
                <text:list-item>
                  <text:p text:style-name="P75">Time complexity is O(nlogn)</text:p>
                </text:list-item>
              </text:list>
            </text:list-item>
          </text:list>
        </text:list-item>
      </text:list>
      <text:p text:style-name="P31"/>
      <text:p text:style-name="P39"><text:soft-page-break/>Searching</text:p>
      <text:p text:style-name="P39"/>
      <text:list xml:id="list143873646056253465" text:style-name="L19">
        <text:list-item>
          <text:p text:style-name="P93">Linear Search </text:p>
          <text:list>
            <text:list-item>
              <text:p text:style-name="P88">In this searching technique, a sequential seach is made over all items one by one.</text:p>
              <text:p text:style-name="P88"/>
            </text:list-item>
            <text:list-item>
              <text:p text:style-name="P88">Every item is checked and if match found then that particular item is returned otherwise search continues till the end of the data collection.</text:p>
              <text:p text:style-name="P88"/>
            </text:list-item>
          </text:list>
        </text:list-item>
        <text:list-item>
          <text:p text:style-name="P94">Binary Search</text:p>
          <text:p text:style-name="P94"/>
          <text:list>
            <text:list-item>
              <text:p text:style-name="P89">Binary search is fast search algorithm with runtime complexity O(log n).</text:p>
              <text:p text:style-name="P89"/>
            </text:list-item>
            <text:list-item>
              <text:p text:style-name="P89">This search algorithm works on the principle of devide and conquer technique.</text:p>
              <text:p text:style-name="P89"/>
            </text:list-item>
            <text:list-item>
              <text:p text:style-name="P89">For this algorithm data should be in a sorted order.</text:p>
              <text:p text:style-name="P89"/>
            </text:list-item>
            <text:list-item>
              <text:p text:style-name="P89">Binary search, search a particular item by comapring the middle most item of the collection.</text:p>
              <text:p text:style-name="P89"/>
            </text:list-item>
            <text:list-item>
              <text:p text:style-name="P89">If match occurs then index of item is returned.</text:p>
              <text:p text:style-name="P89"/>
            </text:list-item>
            <text:list-item>
              <text:p text:style-name="P89">If middle item is greater than item then item is searched in sub list to the right of mddle item otherwise item is search in sub list to the left of the middle item.</text:p>
              <text:p text:style-name="P89"/>
            </text:list-item>
            <text:list-item>
              <text:p text:style-name="P89">This process continues on sub list as well as untill size of sublist reduces to zero.</text:p>
            </text:list-item>
          </text:list>
        </text:list-item>
      </text:list>
      <text:p text:style-name="P30"><text:tab/></text:p>
      <text:list xml:id="list111249152972118" text:continue-list="list111248558428064" text:style-name="L18">
        <text:list-item>
          <text:list>
            <text:list-header>
              <text:p text:style-name="P90"/>
            </text:list-header>
          </text:list>
        </text:list-item>
      </text:list>
      <text:list xml:id="list111248073763391" text:continue-list="list3163495036496172823" text:style-name="L17">
        <text:list-header>
          <text:p text:style-name="P95"><text:s/></text:p>
        </text:list-header>
      </text:list>
      <text:p text:style-name="P2"><text:tab/>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entury gowthic" svg:font-family="'Century gowthic'"/>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8:15:41.666261350</meta:creation-date>
    <dc:date>2016-05-31T11:12:47.746919998</dc:date>
    <meta:editing-duration>PT11H8M3S</meta:editing-duration>
    <meta:editing-cycles>41</meta:editing-cycles>
    <meta:generator>LibreOffice/4.2.8.2$Linux_x86 LibreOffice_project/420m0$Build-2</meta:generator>
    <meta:document-statistic meta:table-count="0" meta:image-count="0" meta:object-count="0" meta:page-count="6" meta:paragraph-count="215" meta:word-count="1850" meta:character-count="9310" meta:non-whitespace-character-count="7714"/>
  </office:meta>
</office:document-meta>
</file>